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BIAS</text:p>
          </table:table-cell>
          <table:table-cell office:value-type="float" office:value="1.21" calcext:value-type="float">
            <text:p>1.21</text:p>
          </table:table-cell>
          <table:table-cell table:number-columns-repeated="2"/>
          <table:table-cell office:value-type="string" calcext:value-type="string">
            <text:p>ROK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ROV1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string" calcext:value-type="string">
            <text:p>ROK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ROV2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office:value-type="string" calcext:value-type="string">
            <text:p>ROK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BAT_OV</text:p>
          </table:table-cell>
          <table:table-cell table:formula="of:=1.5*[.B3]*(1+[.B5]/[.B4])" office:value-type="float" office:value="4.18846153846154" calcext:value-type="float">
            <text:p>4.18846153846154</text:p>
          </table:table-cell>
          <table:table-cell table:number-columns-repeated="2"/>
          <table:table-cell office:value-type="string" calcext:value-type="string">
            <text:p>VBAT_OK_PROG</text:p>
          </table:table-cell>
          <table:table-cell table:formula="of:=[.B3]*(1+([.F4]/[.F3]))" office:value-type="float" office:value="3.12348837209302" calcext:value-type="float">
            <text:p>3.123488372093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BAT_OK_HYST</text:p>
          </table:table-cell>
          <table:table-cell table:formula="of:=[.B3]*(1+([.F4]+[.F5])/[.F3])" office:value-type="float" office:value="3.65813953488372" calcext:value-type="float">
            <text:p>3.6581395348837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OUT1</text:p>
          </table:table-cell>
          <table:table-cell office:value-type="float" office:value="5.1" calcext:value-type="float">
            <text:p>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2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</text:p>
          </table:table-cell>
          <table:table-cell table:formula="of:=[.B3]*(([.B11]+[.B12])/[.B11])" office:value-type="float" office:value="2.98941176470588" calcext:value-type="float">
            <text:p>2.989411764705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20:12:53.127372722</meta:creation-date>
    <dc:date>2025-09-13T20:42:15.472951460</dc:date>
    <meta:editing-duration>PT5M20S</meta:editing-duration>
    <meta:editing-cycles>1</meta:editing-cycles>
    <meta:document-statistic meta:table-count="1" meta:cell-count="24" meta:object-count="0"/>
    <meta:generator>LibreOffice/25.8.1.1$Linux_X86_64 LibreOffice_project/580$Build-1</meta:generator>
  </office:meta>
</office:document-meta>
</file>